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Rubrik" style:master-page-name="MP0" style:family="paragraph">
      <style:paragraph-properties fo:break-before="page" fo:text-align="center"/>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office:automatic-styles>
  <office:body>
    <office:text text:use-soft-page-breaks="true">
      <text:p text:style-name="P1">Reflektion Minh An Luu</text:p>
      <text:p text:style-name="Normal"/>
      <text:p text:style-name="P2">Mina reflektioner över arbetet har gått väldigt smidigt då jag har använt mig bara av det jag har lärt mig under lektionen och inte gått igenom något nytt förutom chart.js. Utöver det spenderar jag alldeles för lite tid på denna uppgift jämfört med mina klasskamrater då jag spenderade inte mer än 15 timmar på detta arbete men kunde ändå få en sida att se godtycklig ut.<text:s/></text:p>
      <text:p text:style-name="P3">Jag använde mig av javascript och chart js för att få sidan att se mer godtycklig ut och stilren där jag använde mig av ganska basic saker och kunde få den att se ganska ok ut. Det jag blev lite missnöjd över detta arbete är att jag inte la in mer tid på detta då jag kunde ha gjort arbetet mycket mer som jag ville då jag var tvungen att kompromissa på många saker för att hinna klart med uppgiften. Jag ville ha lite animationer på sidan men fick skippa det helt och hållet då jag inte skulle kunna hinna göra klart det till deadlinen och jag använde mig av en ganska simpel köp sida som kunde varit mer sofistikerad och nyanserat istället blev det en kalkylator som man själv fick skriva in värdarna för att få den att funka där man var tvungen att skriva ny java kod för att få den att funka med summan och allt annat. <text:s/>Det jag kunde också gjort bättre är att jag kunde använt mig av nyare versioner av jquery och chart.js och använt mig av mer avancerade bootstrap kod och chart js saker där jag kunde lagt in knappar som styrde värderna.<text:s/></text:p>
      <text:p text:style-name="P4">Utöver det finns det lite ineffektivitet i koden där jag kunde använt mindre kod för att få samma effekt och gjort html mer läsbar med mindre divar osv<text:s/></text:p>
      <text:p text:style-name="P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style:style style:name="Rubrik" style:display-name="Rubrik"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RubrikChar" style:display-name="Rubrik Char" style:family="text" style:parent-style-name="Standardstycketeckensnit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nh An Luu</meta:initial-creator>
    <dc:creator>Minh An Luu</dc:creator>
    <meta:creation-date>2021-05-24T12:52:00Z</meta:creation-date>
    <dc:date>2021-05-24T13:02:00Z</dc:date>
    <meta:template xlink:href="Normal" xlink:type="simple"/>
    <meta:editing-cycles>1</meta:editing-cycles>
    <meta:editing-duration>PT600S</meta:editing-duration>
    <meta:document-statistic meta:page-count="1" meta:paragraph-count="3" meta:word-count="253" meta:character-count="1593" meta:row-count="11" meta:non-whitespace-character-count="1343"/>
  </office:meta>
</office:document-meta>
</file>